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8e00c6" loext:opacity="100%" style:font-name="Monospace" fo:font-size="10pt" style:font-size-asian="10pt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006464" loext:opacity="100%" style:font-name="Monospace" fo:font-size="10pt" style:font-size-asian="10pt"/>
    </style:style>
    <style:style style:name="T7" style:family="text">
      <style:text-properties fo:color="#ff0000" loext:opacity="100%" style:font-name="Monospace" fo:font-size="10pt" style:font-size-asian="10pt"/>
    </style:style>
    <style:style style:name="T8" style:family="text">
      <style:text-properties fo:color="#000080" loext:opacity="100%" style:font-name="Monospace" fo:font-size="10pt" fo:font-weight="bold" style:font-size-asian="10pt" style:font-weight-asian="bold"/>
    </style:style>
    <style:style style:name="T9" style:family="text">
      <style:text-properties fo:color="#0000ff" loext:opacity="100%" style:font-name="Monospace" fo:font-size="10pt" style:font-size-asian="10pt"/>
    </style:style>
    <style:style style:name="T10" style:family="text">
      <style:text-properties fo:color="#008000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chat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user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text:span text:style-name="T2">,</text:span></text:p>
      <text:p text:style-name="P1" loext:marker-style-name="T5"><text:span text:style-name="T6">login</text:span><text:span text:style-name="T2"> </text:span><text:span text:style-name="T8">varchar</text:span><text:span text:style-name="T2">(</text:span><text:span text:style-name="T9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name</text:span><text:span text:style-name="T2"> </text:span><text:span text:style-name="T8">varchar</text:span><text:span text:style-name="T2">(</text:span><text:span text:style-name="T9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email</text:span><text:span text:style-name="T2"> </text:span><text:span text:style-name="T8">varchar</text:span><text:span text:style-name="T2">(</text:span><text:span text:style-name="T9">100</text:span><text:span text:style-name="T2">),</text:span></text:p>
      <text:p text:style-name="P1" loext:marker-style-name="T5"><text:span text:style-name="T6">phone</text:span><text:span text:style-name="T2"> </text:span><text:span text:style-name="T8">varchar</text:span><text:span text:style-name="T2">(</text:span><text:span text:style-name="T9">100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chatlist</text:span><text:span text:style-name="T2"> (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text:s/>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message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end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message_text</text:span><text:span text:style-name="T2"> </text:span><text:span text:style-name="T8">tex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create_date</text:span><text:span text:style-name="T2"> </text:span><text:span text:style-name="T8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time_stamp</text:span><text:span text:style-name="T2"> </text:span><text:span text:style-name="T8">timestamp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sender_id_fk </text:span><text:span text:style-name="T1">foreign</text:span><text:span text:style-name="T2"> </text:span><text:span text:style-name="T1">key</text:span><text:span text:style-name="T2"> (</text:span><text:span text:style-name="T6">send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message_status</text:span><text:span text:style-name="T2"> (</text:span></text:p>
      <text:p text:style-name="P1" loext:marker-style-name="T5"><text:span text:style-name="T6">message_id</text:span><text:span text:style-name="T2"> </text:span><text:span text:style-name="T8">integer</text:span><text:span text:style-name="T2"> </text:span><text:span text:style-name="T1">not</text:span><text:span text:style-name="T2"> <text:s/></text:span><text:span text:style-name="T1">null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tatus</text:span><text:span text:style-name="T2"> </text:span><text:span text:style-name="T8">varchar</text:span><text:span text:style-name="T2">(</text:span><text:span text:style-name="T9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tatus_deleted</text:span><text:span text:style-name="T2"> </text:span><text:span text:style-name="T8">boolean</text:span><text:span text:style-name="T2"> </text:span><text:span text:style-name="T1">default</text:span><text:span text:style-name="T2"> </text:span><text:span text:style-name="T1">false</text:span><text:span text:style-name="T2">,</text:span></text:p>
      <text:p text:style-name="P1" loext:marker-style-name="T5"><text:span text:style-name="T1">constraint</text:span><text:span text:style-name="T2"> status_check </text:span><text:span text:style-name="T1">check</text:span><text:span text:style-name="T2"> (</text:span><text:span text:style-name="T6">status</text:span><text:span text:style-name="T2"> </text:span><text:span text:style-name="T1">in</text:span><text:span text:style-name="T2"> (</text:span><text:span text:style-name="T10">'NOT DELIVERED'</text:span><text:span text:style-name="T2">,</text:span><text:span text:style-name="T10">'DELIVERED'</text:span><text:span text:style-name="T2">, </text:span><text:span text:style-name="T10">'READ'</text:span><text:span text:style-name="T2">)),</text:span></text:p>
      <text:p text:style-name="P1" loext:marker-style-name="T5"><text:span text:style-name="T1">constraint</text:span><text:span text:style-name="T2"> message_id_fk </text:span><text:span text:style-name="T1">foreign</text:span><text:span text:style-name="T2"> </text:span><text:span text:style-name="T1">key</text:span><text:span text:style-name="T2"> (</text:span><text:span text:style-name="T6">message_id</text:span><text:span text:style-name="T2">) </text:span><text:span text:style-name="T1">references</text:span><text:span text:style-name="T2"> </text:span><text:span text:style-name="T3">message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users_passhash</text:span><text:span text:style-name="T2"> (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password_hash</text:span><text:span text:style-name="T2"> </text:span><text:span text:style-name="T8">varchar</text:span><text:span text:style-name="T2">(</text:span><text:span text:style-name="T9">255</text:span><text:span text:style-name="T2">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participants (</text:span></text:p>
      <text:p text:style-name="P1" loext:marker-style-name="T5"><text:span text:style-name="T2">chat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user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last_read_message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deleted_from_chat </text:span><text:span text:style-name="T8">boolean</text:span><text:span text:style-name="T2"> </text:span><text:span text:style-name="T1">default</text:span><text:span text:style-name="T2"> </text:span><text:span text:style-name="T1">false</text:span><text:span text:style-name="T2">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chat_id) </text:span><text:span text:style-name="T1">references</text:span><text:span text:style-name="T2"> chats(id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user_id) </text:span><text:span text:style-name="T1">references</text:span><text:span text:style-name="T2"> users(id),</text:span></text:p>
      <text:p text:style-name="P1" loext:marker-style-name="T5"><text:span text:style-name="T1">constraint</text:span><text:span text:style-name="T2"> message_id_fk </text:span><text:span text:style-name="T1">foreign</text:span><text:span text:style-name="T2"> </text:span><text:span text:style-name="T1">key</text:span><text:span text:style-name="T2"> (last_read_message_id) </text:span><text:span text:style-name="T1">references</text:span><text:span text:style-name="T2"> messages(id)</text:span></text:p>
      <text:p text:style-name="P1" loext:marker-style-name="T4"><text:span text:style-name="T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1:54:04.638649843</meta:creation-date>
    <dc:date>2025-08-06T21:54:27.456345591</dc:date>
    <meta:editing-duration>PT23S</meta:editing-duration>
    <meta:editing-cycles>1</meta:editing-cycles>
    <meta:document-statistic meta:table-count="0" meta:image-count="0" meta:object-count="0" meta:page-count="1" meta:paragraph-count="51" meta:word-count="235" meta:character-count="1769" meta:non-whitespace-character-count="1583"/>
    <meta:generator>LibreOffice/24.2.7.2$Linux_X86_64 LibreOffice_project/420$Build-2</meta:generator>
  </office:meta>
</office:document-meta>
</file>